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000001B5900001B59FFB0B197CBF7C754.svm" manifest:media-type="image/x-svm"/>
  <manifest:file-entry manifest:full-path="Pictures/100002000000014B0000014B09A897AFC3621A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13cm" svg:height="13cm" svg:x="7.25cm" svg:y="5.5cm" presentation:class="graphic">
          <draw:image xlink:href="Pictures/2000001000001B5900001B59FFB0B197CBF7C754.svm" xlink:type="simple" xlink:show="embed" xlink:actuate="onLoad" loext:mime-type="image/x-svm">
            <text:p/>
          </draw:image>
          <draw:image xlink:href="Pictures/100002000000014B0000014B09A897AFC3621A43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33:50.292000000</meta:creation-date>
    <meta:editing-duration>PT37S</meta:editing-duration>
    <meta:editing-cycles>2</meta:editing-cycles>
    <meta:generator>LibreOfficeDev/6.1.0.0.alpha0$Windows_x86 LibreOffice_project/410cc7057ae0eb61034f93fb28d7add5ec76d6e5</meta:generator>
    <dc:title>Alizarin</dc:title>
    <dc:date>2018-03-22T11:34:26.473000000</dc:date>
    <meta:document-statistic meta:object-count="45"/>
  </office:meta>
</office:document-meta>
</file>